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106" officeooo:paragraph-rsid="00100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can't create what isn't already there</text:p>
      <text:p text:style-name="P1">you can't breathe what isn't already air</text:p>
      <text:p text:style-name="P1">you can't eat what you can't excrete</text:p>
      <text:p text:style-name="P1">so give up on your woman and find a home</text:p>
      <text:p text:style-name="P1"/>
      <text:p text:style-name="P1"/>
      <text:p text:style-name="P1">breathing is easy when you can only see</text:p>
      <text:p text:style-name="P1">streaking is pleasing so thank me</text:p>
      <text:p text:style-name="P1">but other children's playthings are under my feet</text:p>
      <text:p text:style-name="P1">and they all tell tales </text:p>
      <text:p text:style-name="P1"/>
      <text:p text:style-name="P1"/>
      <text:p text:style-name="P1"/>
      <text:p text:style-name="P1"/>
      <text:p text:style-name="P1"/>
      <text:p text:style-name="P1">you know what you must cut out</text:p>
      <text:p text:style-name="P1">a brilliant young chaplain </text:p>
      <text:p text:style-name="P1"/>
      <text:p text:style-name="P1"/>
      <text:p text:style-name="P1"/>
      <text:p text:style-name="P1"/>
      <text:p text:style-name="P1"/>
      <text:p text:style-name="P1">famous and glorious happiness be</text:p>
      <text:p text:style-name="P1">tranquil with polka dots stan the flea</text:p>
      <text:p text:style-name="P1">beating up the wrong guy </text:p>
      <text:p text:style-name="P1">nobody told me</text:p>
      <text:p text:style-name="P1">babushka babushka hey yeah</text:p>
      <text:p text:style-name="P1">one more time</text:p>
      <text:p text:style-name="P1"/>
      <text:p text:style-name="P1"/>
      <text:p text:style-name="P1"/>
      <text:p text:style-name="P1">when you shut the door and the lights go out</text:p>
      <text:p text:style-name="P1">after the argument has gone to bed</text:p>
      <text:p text:style-name="P1">creaking pipes and falling tiles</text:p>
      <text:p text:style-name="P1">these are what we're left with my fri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10-27T23:48:52.118412131</meta:creation-date>
    <dc:date>2015-10-27T23:55:59.220882924</dc:date>
    <dc:creator>Pete Curati</dc:creator>
    <meta:editing-duration>P0D</meta:editing-duration>
    <meta:editing-cycles>1</meta:editing-cycles>
    <meta:document-statistic meta:table-count="0" meta:image-count="0" meta:object-count="0" meta:page-count="1" meta:paragraph-count="20" meta:word-count="126" meta:character-count="657" meta:non-whitespace-character-count="548"/>
    <meta:generator>LibreOffice/4.2.8.2$Linux_x86 LibreOffice_project/420m0$Build-2</meta:generator>
  </office:meta>
</office:document-meta>
</file>